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138in"/>
    </style:style>
    <style:style style:name="co2" style:family="table-column">
      <style:table-column-properties fo:break-before="auto" style:column-width="0.3173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0.2984in"/>
    </style:style>
    <style:style style:name="co5" style:family="table-column">
      <style:table-column-properties fo:break-before="auto" style:column-width="5.1217in"/>
    </style:style>
    <style:style style:name="co6" style:family="table-column">
      <style:table-column-properties fo:break-before="auto" style:column-width="11.4535in"/>
    </style:style>
    <style:style style:name="co7" style:family="table-column">
      <style:table-column-properties fo:break-before="auto" style:column-width="0.9772in"/>
    </style:style>
    <style:style style:name="co8" style:family="table-column">
      <style:table-column-properties fo:break-before="auto" style:column-width="0.7083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number-columns-repeated="58" table:default-cell-style-name="Default"/>
        <table:table-row table:style-name="ro1">
          <table:table-cell office:value-type="string" calcext:value-type="string">
            <text:p>Lemm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arent lemma</text:p>
          </table:table-cell>
          <table:table-cell office:value-type="string" calcext:value-type="string">
            <text:p>pPOS</text:p>
          </table:table-cell>
          <table:table-cell table:style-name="ce1" office:value-type="string" calcext:value-type="string">
            <text:p>Proposed parent (or “r” for root words, “c” for compounds, “ok” for OK existing parent)</text:p>
          </table:table-cell>
          <table:table-cell table:style-name="ce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by-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by-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bydědek_,h_^(průkopník_babyboxu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lobytkovi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jby_^(baby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ab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ezbyt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ezezbytk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ezbytku_,x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hoby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hobytně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lahobyt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hobyt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ycha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existuj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ydlenka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ydl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ydlení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ydli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ydlík_,h_^(obytný_vůz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ydl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ylinkaři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ylinká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ystronoh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ystrouš_,h_^(bystrý_člověk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ystr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ystrouš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ystr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ystrozra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ytně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yt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ytu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ýkovné_,h_^(daň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ý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ýkárna_^(ustájení_býků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ý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ýložra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ývalka_,h_^(bývalá_manželk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ývalá (N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ýči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ý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ýštec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ýšť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bytkaři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dobytká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by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ob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bytčinec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obyte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lby_,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hobyč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rahobyč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ob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acet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anáctibylin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anáctibytov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anáct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by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byt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bytov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derb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obývá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volb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uby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uby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ubytov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élebydlící-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élebydlící-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nilobytka_;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loby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dbychtivec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udbychti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db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denáct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dnobytový_^(dům)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inobyt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býlek_,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kab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omobyčej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daby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lby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lo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z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léčnědobytkář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noha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noho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dobyčej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obyčej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zbyt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zb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bytovka_,h_^(nebytový_prostor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byt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byt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b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dobyt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dobyt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zabydl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zabydl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zbyt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zb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vobabylon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ábytkovné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ábyte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ábytku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ábytkárn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ábyte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ěkolika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ydli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ydl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ydlovávaně_^(*11ovávaný)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bydlováva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ydlovávatelně_^(*14ovávatelný)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bydlovávatelný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obydl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bydl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ytňák_^(poslední,_nosný_kámen_v_klenbě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byt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ývá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bývac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kolobydlíc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madvacetibytov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smadvacetibyt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mačtyřicet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mdesát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mibytovka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smibyt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m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trub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tru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tnáct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řb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idibyt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b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vb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bytné_^(poplatek_za_pobyt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oby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obydle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achobyčej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voby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vobytněpospo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vonabyvate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ětibytov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ětibyt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ět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babylon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zbydle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ydl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ádobylv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ádobystaroži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ádobyveliká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ádobyvkus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ádobyvtip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ádobyvychova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ádobyvzneše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ádobyvědec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by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zbytová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dm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byla-1_^(věštkyně_v_obecném_významu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iby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klenobýl_;L_^(rostlin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noby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nobýl_;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užbyčkovat_: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lužbič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ubyt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oub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bydl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polubydl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bydlite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polubydl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bydlíc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polubydl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bydlící-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polubydlící (A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bydlící-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polubydlící (A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byt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polub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nabyvate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polunabyvat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nabý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obabylon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oby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vbychtivec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avbychti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vb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vbyvedoucí-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vbyvedoucí-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řelb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říbrobýl_;L_^(rostlin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choby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vatb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véby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oj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rubýš_;L_^(živočich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rubi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ávobylin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orb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ěžbychtivec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ěžbychti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řicet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řináct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ří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bytovné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byto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ebystrý_,s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ystr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ebystře_,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bystř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byvatel_,h_^(^GC**obyvatel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byvat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b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b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l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rchcáby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rhcáb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íce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ýbytné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yb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ěkobylý_,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ěkobytný_,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ěčnobytný_,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ěštb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šudyby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šudybylý_,s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šudybytný_,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bydli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ydl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bylka_,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ýl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bylství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ab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byrokratičt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yrokratičt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byrokrat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yrokrat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bystra_,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bystr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bystře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ystr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bytkař_,l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byte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bytkák_;G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bytk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bytkáč_,h_^(zbytkový_alkohol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bytk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by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zb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latobý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dobý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nabý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zabydle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byt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byt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byčej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byčej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byčejn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byčejn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ábyvka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ab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ásnub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asnoub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úby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b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úbytě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b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útrob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útr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ernobý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ernobýlí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etb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trnáct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tyř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tyřicet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edesátibytov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šedesátibyt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estibytov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šestibyt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est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estnáctibyt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žalob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ženitb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živobytní_,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živobyt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plyn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ply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yšti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lýs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yště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lýs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ýsko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lýs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ýskáček_;L_^(škůdce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lýs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ýštit_:T_,h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lýs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ýštět_,s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blýs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l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lnomlýn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slý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lyš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lyžař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vojlyž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lyž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plyš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vojply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ulyž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řevoplyn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s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lys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sin_;H_,s_^(^DD**lyzín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sin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Lys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s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lys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sohla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sohlávka_;L_^(houb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ysohla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so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solab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sozom_,s_^(^DD**lyzozóm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žařsko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yžařsk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žní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yž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žování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ýkožra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ýkožrout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ýrovec_^(pták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y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ýtka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lýtk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ýčí_^(lýko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ýk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lomlýn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ý-2_^(osoba;_př._můj_milý_na_mě_čeká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ilý (A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lynárenstv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lynárensk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lynářsku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existuj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áloplyn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lyžař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yža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plynul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plynul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slyš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lyš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slyšící-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slyšící (A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slyšící-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slyšící (A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splývav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splýva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vomlýn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plyňovák_;g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dplyňo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lý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ly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milyž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lyňka_;L_^(bylin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elyně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trolejoplyn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idilyž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yni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ly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ynodaj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ynoje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ynomě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ynonos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ynoprach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ynospotřebič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ynovi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ply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ynovo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ynární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ly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plyn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zůstalý-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ozůst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achoplyn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achoplyn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tiplyn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slý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řesle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iplynou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ly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poplyn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ychlolyžař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blýskav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nablýska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neslýcha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spělý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sp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spělý (A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vítiply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ojlyž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mlynář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elkomlý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mlý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rtisol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ertiso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lysovka_,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lys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yňskoče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yňák_;E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olyně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ynou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ly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yslý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ysle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yslýchárna_^(místnost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yslých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zplynout_,s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ly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ýplyn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yply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blýště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zablýšt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l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zal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lyknout_:W_,s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zaly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nalysovat_:W_,s_^(^DD**zanalyzovat)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analyso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plynout_,s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ly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slýchat_:T_,s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zasle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eslyšitel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lyšit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lyričt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lyričt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lyričt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lyričt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lýduch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paralysovat_:W_,s_^(^DD**zparalyzovat)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ralyso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plynět_:W_,s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ly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ervenomlýn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inel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čin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tyřlyž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ktinomycin_;U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y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ylacetá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ylna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my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es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mys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s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mys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smyč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myč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loprůmys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lamyd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lamydospor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mýr_,h_^(chloupky;;plevel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mýrna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hmý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rob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r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my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dmých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bromysl_;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br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m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my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mys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smys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smyč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umývadlo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usmys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us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ytromyci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lemýžďovi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hlemýžď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lemýžďář_,h_^(pěstuje_hlemýždě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lemýžď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lubok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luchoněmý-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myzenka_;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my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myzohub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myzonos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myzosnub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myzožravka_;L_^(houb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myzožra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myzožra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dn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menoprůmys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mý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ámy_^(mense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á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á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étskomykén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hk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l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mosmys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ramy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ceto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coplasm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dlárn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ýd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dlář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ýd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lady_,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lonit_;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lor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slivecko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ysliveck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čkovné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yč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šař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y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še_;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y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šilov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šiv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y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škař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yš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šok_;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šostis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špul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štička_,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yš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ýdelník_^(kdo_stráží,_člověk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ýd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ýdelníkokvě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ýdelníkovi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mýdelní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ýdlen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ýd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ý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mytí_,h_^(^GC**omýt)_(*3ej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mejt_,h_^(^GC**omýt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mej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mytý_,h_^(^GC**omýt)_(*3ejt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mejt_,h_^(^GC**omýt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mej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ýtoman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ývalovi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mýv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chomýt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nachomýt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dp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pomys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ds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mys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dsmys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mysl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myslovecký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neexistuj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arkoprůmys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domyšl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domyšl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jednomys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jednomys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mysl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mysl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mysliv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mysli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promyšl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promyšl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přemýšliv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přemýšli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smyslup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smyslup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svobodomys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svobodomys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idomý-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id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zamýšl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zamýšl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známý_^(potkat_neznámého_[člověka]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nám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m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bem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m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bem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mys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bmysl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mý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mýt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mýt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ýt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mýšle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bmysl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chmýř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hmýř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chomýt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chomýt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em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dem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hmyz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hmy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mý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dm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průmysl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růmys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mysl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smysl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myslite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smysl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mysl_,h_^(úmysl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úmys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omyš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dmý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odm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myšlen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průmys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myj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mys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omysl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mycel_;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myka_;L_^(živočich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m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romy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mý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romý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st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tihmyz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ti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tismy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tismysl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ůmyslněhospodář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ůmyslověpráv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ůmyslovězeměděl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ůsmy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rosmý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romycin_;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mýt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mý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mý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mý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mý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ředmý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průmys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průmys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mykač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řemy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mýšlení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smykač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řesmyka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řichomýtnou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_chomýt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im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řim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pamycin_;U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zdmýchavate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ozdmýchá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zmys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ozmysl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ybněprůmys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zam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rykamyš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arykamy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důmysl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nesmyslně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nesmysl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promyšleně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promyšle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svobodomysl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myšleně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myšle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b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mý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yslu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yslup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yslupros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ysluprázd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yčcař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myče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lamy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anilomyslný_,s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eptomyci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vobod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ojsmys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udn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ud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ěžk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mývárka_,h_^(umývárn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mý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mývárn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mý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měleckoprůmys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zam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uzam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dmychnou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dmých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edůmyslný_,s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ůmys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ikomyslný_,s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průmys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průmyslný_,s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selomyslný_,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nomyslitelský_,s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olnomyslit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nomyslný_,s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nomyšlenář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olnomyšlenká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myl_,h_^(^GC**omyl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my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ymydlenečka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ymydl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ymývárn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ymý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ysokomyslný_,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ysokomýt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ýmy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ym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ýmyslivý_,s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ymýšl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ýmyslný_,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mys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ědeckoprůmys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chmýřit_:W_,s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hmýř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hmyz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hmy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myklat_:W_,s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mykl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myšlenec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amyšl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myšlenka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amyšl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mýka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zamý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mýkate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zamý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mýkáva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zamýká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mýkávate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zamýká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šmýkat_:W_,a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šmý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dobromysln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dobromysln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emědělskoprůmys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esmysl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mysln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esmyslov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myslov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ezlomysln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zlomysln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lehkomyslně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lehkomysln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lomysl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lomyslnůst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lomyslno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malomysl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malomysln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mystičt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mystičt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mýdel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mýdeln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mýdlovat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mýdlovat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esmyslň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znesmysln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ámý-1_^(potkat_známého_[člověka]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ná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námý (A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průmysl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růmys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průmysln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růmysln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průmyslov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růmyslov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trudnomyslně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rudnomysln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těžkomysln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ěžkomysln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ámys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amysl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ámyčka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amy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ámyšový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neexistuj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úmysla_,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úmys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úmyslna_,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úmys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úmys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úmys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mýra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mýrat_:T_,a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čmý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mýř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hmýř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tyřmecítmý`24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čtyřmecít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řekomyš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edomyš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imy_,t_^(společenský_tanec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mytec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myče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mýka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šmý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mýkate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šmý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mýkáva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šmýká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mýkávatel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šmýká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žabomy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železoprůmysl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py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py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ělotřpy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šezpy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pyte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ukopytní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upy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ějezpy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rdopyš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rdopyš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rdopyš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rdopyšstv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rdopyš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rdopýš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rdopyš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vězdozpytec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dnokopytní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dnopyt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bapysk_,l_^(druh_divadelní_zábavy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lepýtko_,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klepe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chokopytní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nohokopytní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dropyský_;L_^(vačnatec)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topýrovi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netopý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zpyta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zpyta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árodozpytec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árodozpy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yl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y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yš-1_,s_^(sklánějácí_se_výběžek_návrší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dipalp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ylaj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ylamin_;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ylit_;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tipytlác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takopys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ylosběr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pylosbě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yložra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yskou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ys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ytlačka-2_,l_^(nástroj_pytlák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ytlač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ytlouš_;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yt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ytlovka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yt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ytlík-2_^(poplet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yt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ytlíkář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ytlí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ýchavkotvar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pychář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řepyc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pyš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pyš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írodozpy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up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ou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opyl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třpytivě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třpytiv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zpy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zpyta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zpyt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lozpyt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epýšovi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pelý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ip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špyte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špytelstv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rašpytelsk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špytlov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trašpyt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špytlovstv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rašpytlovsk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špytláctví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rašpytláck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špytlík_,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rašpyt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špytlíček_,e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rašpytlí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špytýl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rašpyt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říbrotřpy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chopýr_;L_^(rostlin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dokopytní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op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yzpytný_,s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yzpyt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ýzpyt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yzpyt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ýzpytný_,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zpy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pyl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y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pyšnět_:W_,s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yšn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třpytnou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řpyt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třpytět_,a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řpyt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emězpyt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latotřpyt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py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zpy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pyt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pyto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pytat_:T_,a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pytba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pyto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pyták_,a_,l_^(vyzvědač;;inspekční_orgán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pyto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pyšna_,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pyš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pýchat_:T_,s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ých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átřpy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atřpyt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epýřnatý_,s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čepýř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tyřkopytní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pýchar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živočichozpyt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les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ezles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sycarp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sy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do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sytost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yto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sý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do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uvsy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aťasy-3_^(krátké_kalhoty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át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cous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nemosyne_;L_,t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syrovo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yr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nasyc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nasyc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syt_;L_^(nesyt_africký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syt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ásy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a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sy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b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sypek_,h_^(odsypání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d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y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y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ypk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ý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čes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čes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ďous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dsy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od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rozsypa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sykav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syr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syto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olosyt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sy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ysycha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zasypa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sypanka_;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osypa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sy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ro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sý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ro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ycha_,a_^(duše;;zrcadlo_s_toaletním_stolkem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sýché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yché_,t_^(duše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sýché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ých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sýché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ýché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výsyp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ýsyp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sy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ře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sy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ře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syp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pře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sytek_;c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řesyt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sý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ře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sýpačk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řesýpac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isy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ři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isý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ři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zesy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oze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zesý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oze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zsy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oze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zsyp_;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oz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zsý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oze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syp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ýsyp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lsy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sy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e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syp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komora_;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naptyc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nekdoch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nekůrka_;w_,h_,l_^(bez_léčení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no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nod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yno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novražd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pan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ypa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pánek-2_^(bochánek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ypa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pánek-1_,h_^(metrosexuál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ypánek-2 (N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rečkárn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yreče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rečkář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yreče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rokov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yroka</text:p>
          </table:table-cell>
          <table:table-cell office:value-type="string" calcext:value-type="string">
            <text:p>od vlastního jména, možná Syrok, Syrok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rovin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yr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sli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ys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ten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yt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ýc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ýkorník_,h_^(ptačí_budk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ýk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ýkoř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ýk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ý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ýp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ýreček_,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ýre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ýrovi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ý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ýrovka_,h_^(sýrová_ponazánk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ýr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ýru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ýři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ý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y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us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ou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sy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ysy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y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ysý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y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ícenenasyce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ýsyp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y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sy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y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sychnout_:W_,h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zasych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sypáv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asypá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syrova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yr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sých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zasch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eměsyn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esympatičt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ympatičt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esyrovat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yrovat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esyrov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yrovat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esýrovat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ýrovat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esýře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ýř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kurvysyn_,v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losy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ásy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a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ips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čip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tyřsýr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v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yjímečný_,s_^(^DS**bezvýjimečný)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jim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yzná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yznán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ýchod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cho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ýděleč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děle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ýhled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hl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ýhrad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hra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ýkop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ko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ýkres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kr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ýlom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lo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ýmineč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min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ýpad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pade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ýraz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ra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ýsled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slede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ýznam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z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zvýřez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ře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ízkovýchod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anněvýchov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prav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vyšíva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yší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výbě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ovyb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uhovýrob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uhovýrob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vypuk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vypínač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vystoup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výjimeč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výko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výměn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výroč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výsled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výstav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výstu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význam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uvystoupe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uvýpa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uvýstav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álnovýchod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álněvýchod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řevovýrob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řevovýrob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řevovýrob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řevovýr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stetickovýchov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výš_;L_^(živočich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výšovi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havý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debněvýchov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dnovýznam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ihojihovýcho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ihovýcho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ulturněvýchov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áv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dovýchov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rový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ut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lovýrob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zivýdec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zivýkaz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zivýpoče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zivýrob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mezivýrobe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zivýsled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movyučovac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movýcvi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movýrob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ámluv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mluvit_: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lou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luv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luvyschop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nohavýznam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nohovýznam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nohovýznam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álovýkon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chový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ac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dvýrob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advýr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dvýš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ýš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nejvýš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nejvý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nejvýše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nejvýš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v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navy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výsost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výso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dovýbě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dovyb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navykl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navykl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vydrásajíc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bav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bav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bav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bav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bouř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bouř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bra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bra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chovanec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chova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chova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chova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dat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dat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dař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dař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děl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děl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hnu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hnutelno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hnut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yhnut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hraně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hraně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hub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hub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jasně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jasně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jádř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jádř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jádř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jádř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kořen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kořen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luč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luč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maha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maha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mez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mez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mez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mez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mluv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mluv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mož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mož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pověd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pověd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počita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počita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počíta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počíta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počítav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počíta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rovna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rovna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ruš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ruš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slov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slov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spal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spal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spěl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spěl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světl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světl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světl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světl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trval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trval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tíž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tíž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tříb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tříb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umělkova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umělkova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už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už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užit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užit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vinut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vinut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vlastn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vlastn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vrat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vrat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váž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váž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zpyta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zpyta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zrál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zrál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čerpa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čerpa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členi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členi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členě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členě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řeše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řeš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yřknutel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yřknutel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ýboj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ýboj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ýbuš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ýbuš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ýběrov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ýběr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ýchov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ých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ýhod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ýho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ýhod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ýhod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ýhr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ýh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ýkon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ýkon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ýraz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ýraz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ýslov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ýslov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ýznamnost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význam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icnevyzařujíc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izkovyzařujíc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vovysočan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ápravněvýchov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ápravyschop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ávykovka_,h_^(návyková_látk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ávyk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ávštěv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ízkovyzař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ízkovýkon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vyk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obvy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v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dvy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vykovka_,h_^(odvykací_kúra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dvykac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novýtrus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žvyk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žvý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novýznam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oskovypouk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dvyhláš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yhláš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dvyvinu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yvinut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dvyživenec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odvyživ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dvýraz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ýra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itickovýchov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itickovýrob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ychlad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ydlážd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yjádř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ymře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yproda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ypuk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ypále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ysch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ysokoškol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yso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ysycha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yšumě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ovýrob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nejvýš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nejvý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trav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vysá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ysá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vysáze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ysáz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výbuch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buc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výcvi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cvi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výrob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r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výstřel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stř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švýcaršt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švýcarsk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žvyk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žvý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tivýbuch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buc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tivýkyv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ky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tivýstu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ýstu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východ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cho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vovýrob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ýr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vovýrob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vovýstu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rpurový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urp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něvýtoň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ovýchod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výboj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ýbo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výbě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ředvyb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výchov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ředvycho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výjez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ředvyj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výsyp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ředvysyp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výtěr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tě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vývoj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vo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význa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předvýzn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vychování_^(*3at)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ředvycho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výhod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ýhod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výš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ýš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iv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řivy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ivýdělku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ímovýběr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ůdychtivývedením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neexistuj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akouskošvýcar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zžvyk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ozžvý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ychlovypínač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ychlovýdej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ychlovýměn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ychlovýrob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ychlovýstavb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ychlovýstu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ychlovýta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ádobyvychova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ůznovýtrus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ybíje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ydavate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yléč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yměř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amovyměřo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yměř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yrob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ysvětlujíc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yvažovac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yříka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yšetř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ýbě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ýklop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ýsev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ýsyp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ývoj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ovýče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bezvýznam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oogle fakt našel asi dva doklady, u nich ale je zjevné, že autor myslel -ější; nevím, k čemu budou data sloužit, ale funkčně vzato takové slovo myslím v jazyce neexistuj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benevýznam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benevýznam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povyšová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povýš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bit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bra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burcová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chval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chyta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datně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daře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hlaz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hraně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jasňová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jádř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kleště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koumaně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kouma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koup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krvác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krádá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lepš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louč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mez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mez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myšleně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myšle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nalézavě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nalézav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náš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pit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pjatě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pjat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plně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plň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počítav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proště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spěle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stav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strková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světl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ebevysvětlo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světl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tvář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tříbe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vyspěle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váženě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váže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zbroj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zná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zrazová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čerpá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čerpávajíc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číta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šetř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šperkova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yš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boj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bor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chov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hod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eexistuj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bevýhodně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hod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hrůž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kon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lev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mluv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mluv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nos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pověď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prav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prodej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raz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slec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stav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neexistuj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bevýstiž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středně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střed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teč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voj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znamněji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znam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čit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řečnějš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š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ýše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zvýrazně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zvýrazňová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veroseverovýcho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verovýcho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verošvýcar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ev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áv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vychova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vyda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vyhlaš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vystav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vytvoř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luvýletní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nov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novit_:W_^(určit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ovydražite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opkovýtrus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ředovýcho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ředošvýcar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chnickovýrob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mavovýtrusný_;L_^(houba)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mavovýtrusý_;L_^(houba)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čivý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očit</text:p>
          </table:table-cell>
          <table:table-cell office:value-type="string" calcext:value-type="string">
            <text:p>wrong PO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ojvystoup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ojvýbě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ojvýměn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ojvýstav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ojvýstu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ělovýchov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vyk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uvy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žvyk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užvýkno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rovněvýhruž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jžvyk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ýžvy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evýhod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evýkon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evýmluvný_,s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evýroba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evýstav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evýznam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vydavate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výkupn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elkovýku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výprav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výprodej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výrob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výrob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výstav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výstavb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vývařovn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kovývoz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lvyslanec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nitrovýkaz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zdorovýstav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dvýzt_,h_^(^GC*3ézt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dvézt_,h_^(^GC**odvézt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dvýz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ícevýsled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ícevýznam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ědeckovýrob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ědeckovýzkum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ěrovyznání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ěstový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věstovat</text:p>
          </table:table-cell>
          <table:table-cell office:value-type="string" calcext:value-type="string">
            <text:p>vojenský po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řeckovýtrus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řeckovýtrus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ševystihujíc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ševysvětlujíc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avyučená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avyučení</text:p>
          </table:table-cell>
          <table:table-cell office:value-type="string" calcext:value-type="string">
            <text:p>neexistuj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vyučení_,s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yučení</text:p>
          </table:table-cell>
          <table:table-cell office:value-type="string" calcext:value-type="string">
            <text:p>neexistuj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vyšíva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yší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emědělskovýrob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kurvysyn_,v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latovýtrusný_;L_^(houba)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latovýtrusý_;L_^(houba)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lozvy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mrtvýchvstá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evýhod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nevýhod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evýraz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nevýraz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budova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da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hlás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kroč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novuvykroč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mez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naléz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znovuvynaléz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noř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novuvynoř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plat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právě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znovuvypráv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sazova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znovuvysad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stav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svěce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novuvysvět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tvoř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táčet_: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znovuvytoč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uží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vola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véz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yzbroj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novuvýstavb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novuvystav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povykat_:W_,n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ovy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yjebaný_,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yjeba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yjedený_,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yjed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yjednaný_,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yjedna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ykoslovec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zvykoslove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ykoslov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ykupros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ysoka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vysok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ýbuš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ýbuš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ýmluvn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ýmluv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ýnos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ýnos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ýraz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ýraz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ýrazn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ýrazn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ýtvar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ýtvar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ýznamni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ýznam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ýznamnět_:W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ýznamně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výšenec_,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výšen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ábavychti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ábavymilov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ápadovýchod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ernovýtrusý_;L_^(lanýž)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eskošvýcarsk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rezvyčaj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tyřvýbě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tyřvýko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tyřvýměn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řeckovýchodní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estnáctivývod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výcarsko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Švý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šťávypros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žvýkanec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žvýk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žárovýrob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kebuzý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rkebu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zýlek_,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zy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ojjazýč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sterház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zykoborec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zykohltan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zykokvě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zykola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zykolom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zykovi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jazy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zykovka_,h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jazykový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zylka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jazy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zýčkovit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jazýče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dnojazýč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z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zijazy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mojazy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vojazy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djazy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djazy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bevzývání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ebevzý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nitrojazy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nitřnějazy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yzývačn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yzýv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ícejazy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řezývat_: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z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ývat_:T_,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vá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čtyřjazykov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9"/>
        </table:table-row>
        <table:table-row table:style-name="ro1" table:number-rows-repeated="104737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List1.$A$1" table:cell-range-address="$List1.$F$1:.$F$1204"/>
        </table:named-expressions>
      </table:table>
      <table:table table:name="List2" table:style-name="ta2">
        <office:forms form:automatic-focus="false" form:apply-design-mode="false"/>
        <table:table-column table:style-name="co8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st3" table:style-name="ta3">
        <office:forms form:automatic-focus="false" form:apply-design-mode="false"/>
        <table:table-column table:style-name="co8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List1.F1:List1.F120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arka</meta:initial-creator>
    <dc:creator>Jonáš Vidra</dc:creator>
    <meta:creation-date>2020-08-09T21:00:26</meta:creation-date>
    <dc:date>2020-12-21T13:51:48.034449785</dc:date>
    <meta:generator>LibreOffice/6.4.7.2$Linux_X86_64 LibreOffice_project/40$Build-2</meta:generator>
    <meta:editing-duration>P1DT10H9M13S</meta:editing-duration>
    <meta:editing-cycles>3</meta:editing-cycles>
    <meta:document-statistic meta:table-count="3" meta:cell-count="365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